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latio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rr</text:p>
          </table:table-cell>
          <table:table-cell table:number-columns-repeated="3"/>
          <table:table-cell table:formula="of:=RAND()" office:value-type="float" office:value="0.593233099672943" calcext:value-type="float">
            <text:p>0.5932330997</text:p>
          </table:table-cell>
          <table:table-cell table:formula="of:=[.P5]*20" office:value-type="float" office:value="11.8646619934589" calcext:value-type="float">
            <text:p>11.864661993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E6:.E52])" office:value-type="float" office:value="1" calcext:value-type="float">
            <text:p>1</text:p>
          </table:table-cell>
          <table:table-cell/>
          <table:table-cell table:formula="of:=-6" office:value-type="float" office:value="-6" calcext:value-type="float">
            <text:p>-6</text:p>
          </table:table-cell>
          <table:table-cell table:formula="of:=CORREL([.D6:.D52];[.H6:.H52])" office:value-type="float" office:value="-1" calcext:value-type="float">
            <text:p>-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CORREL([.D6:.D52];[.K6:.K52])" office:value-type="float" office:value="-0.57657659833814" calcext:value-type="float">
            <text:p>-0.576576598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891751458264" calcext:value-type="float">
            <text:p>0.3989175146</text:p>
          </table:table-cell>
          <table:table-cell table:formula="of:=[.E6]+([.D7]-[.D6])" office:value-type="float" office:value="-1.60108248541736" calcext:value-type="float">
            <text:p>-1.6010824854</text:p>
          </table:table-cell>
          <table:table-cell table:number-columns-repeated="2"/>
          <table:table-cell table:formula="of:=[.H6]-([.D7]-[.D6])" office:value-type="float" office:value="-5.39891751458264" calcext:value-type="float">
            <text:p>-5.3989175146</text:p>
          </table:table-cell>
          <table:table-cell table:number-columns-repeated="2"/>
          <table:table-cell table:formula="of:=[.K6]+[.M7]*([.D7]-[.D6])" office:value-type="float" office:value="-5.39891751458264" calcext:value-type="float">
            <text:p>-5.3989175146</text:p>
          </table:table-cell>
          <table:table-cell/>
          <table:table-cell table:formula="of:=[.M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83343602765713" calcext:value-type="float">
            <text:p>0.3833436028</text:p>
          </table:table-cell>
          <table:table-cell table:formula="of:=[.E7]+([.D8]-[.D7])" office:value-type="float" office:value="-1.61665639723429" calcext:value-type="float">
            <text:p>-1.6166563972</text:p>
          </table:table-cell>
          <table:table-cell table:number-columns-repeated="2"/>
          <table:table-cell table:formula="of:=[.H7]-([.D8]-[.D7])" office:value-type="float" office:value="-5.38334360276571" calcext:value-type="float">
            <text:p>-5.3833436028</text:p>
          </table:table-cell>
          <table:table-cell table:number-columns-repeated="2"/>
          <table:table-cell table:formula="of:=[.K7]+[.M8]*([.D8]-[.D7])" office:value-type="float" office:value="-5.41449142639957" calcext:value-type="float">
            <text:p>-5.4144914264</text:p>
          </table:table-cell>
          <table:table-cell/>
          <table:table-cell table:formula="of:=[.M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76363850617365" calcext:value-type="float">
            <text:p>0.2763638506</text:p>
          </table:table-cell>
          <table:table-cell table:formula="of:=[.E8]+([.D9]-[.D8])" office:value-type="float" office:value="-1.72363614938264" calcext:value-type="float">
            <text:p>-1.7236361494</text:p>
          </table:table-cell>
          <table:table-cell table:number-columns-repeated="2"/>
          <table:table-cell table:formula="of:=[.H8]-([.D9]-[.D8])" office:value-type="float" office:value="-5.27636385061737" calcext:value-type="float">
            <text:p>-5.2763638506</text:p>
          </table:table-cell>
          <table:table-cell table:number-columns-repeated="2"/>
          <table:table-cell table:formula="of:=[.K8]+[.M9]*([.D9]-[.D8])" office:value-type="float" office:value="-5.30751167425122" calcext:value-type="float">
            <text:p>-5.3075116743</text:p>
          </table:table-cell>
          <table:table-cell/>
          <table:table-cell table:formula="of:=[.M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78625999283505" calcext:value-type="float">
            <text:p>0.3786259993</text:p>
          </table:table-cell>
          <table:table-cell table:formula="of:=[.E9]+([.D10]-[.D9])" office:value-type="float" office:value="-1.6213740007165" calcext:value-type="float">
            <text:p>-1.6213740007</text:p>
          </table:table-cell>
          <table:table-cell table:number-columns-repeated="2"/>
          <table:table-cell table:formula="of:=[.H9]-([.D10]-[.D9])" office:value-type="float" office:value="-5.37862599928351" calcext:value-type="float">
            <text:p>-5.3786259993</text:p>
          </table:table-cell>
          <table:table-cell table:number-columns-repeated="2"/>
          <table:table-cell table:formula="of:=[.K9]+[.M10]*([.D10]-[.D9])" office:value-type="float" office:value="-5.20524952558508" calcext:value-type="float">
            <text:p>-5.2052495256</text:p>
          </table:table-cell>
          <table:table-cell/>
          <table:table-cell table:formula="of:=[.M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8989969376399" calcext:value-type="float">
            <text:p>0.3589899694</text:p>
          </table:table-cell>
          <table:table-cell table:formula="of:=[.E10]+([.D11]-[.D10])" office:value-type="float" office:value="-1.6410100306236" calcext:value-type="float">
            <text:p>-1.6410100306</text:p>
          </table:table-cell>
          <table:table-cell table:number-columns-repeated="2"/>
          <table:table-cell table:formula="of:=[.H10]-([.D11]-[.D10])" office:value-type="float" office:value="-5.3589899693764" calcext:value-type="float">
            <text:p>-5.3589899694</text:p>
          </table:table-cell>
          <table:table-cell table:number-columns-repeated="2"/>
          <table:table-cell table:formula="of:=[.K10]+[.M11]*([.D11]-[.D10])" office:value-type="float" office:value="-5.18561349567797" calcext:value-type="float">
            <text:p>-5.1856134957</text:p>
          </table:table-cell>
          <table:table-cell/>
          <table:table-cell table:formula="of:=[.M1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4037091886876" calcext:value-type="float">
            <text:p>0.3540370919</text:p>
          </table:table-cell>
          <table:table-cell table:formula="of:=[.E11]+([.D12]-[.D11])" office:value-type="float" office:value="-1.64596290811312" calcext:value-type="float">
            <text:p>-1.6459629081</text:p>
          </table:table-cell>
          <table:table-cell table:number-columns-repeated="2"/>
          <table:table-cell table:formula="of:=[.H11]-([.D12]-[.D11])" office:value-type="float" office:value="-5.35403709188688" calcext:value-type="float">
            <text:p>-5.3540370919</text:p>
          </table:table-cell>
          <table:table-cell table:number-columns-repeated="2"/>
          <table:table-cell table:formula="of:=[.K11]+[.M12]*([.D12]-[.D11])" office:value-type="float" office:value="-5.1905663731675" calcext:value-type="float">
            <text:p>-5.1905663732</text:p>
          </table:table-cell>
          <table:table-cell/>
          <table:table-cell table:formula="of:=[.M1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2389364766425" calcext:value-type="float">
            <text:p>0.3923893648</text:p>
          </table:table-cell>
          <table:table-cell table:formula="of:=[.E12]+([.D13]-[.D12])" office:value-type="float" office:value="-1.60761063523357" calcext:value-type="float">
            <text:p>-1.6076106352</text:p>
          </table:table-cell>
          <table:table-cell table:number-columns-repeated="2"/>
          <table:table-cell table:formula="of:=[.H12]-([.D13]-[.D12])" office:value-type="float" office:value="-5.39238936476643" calcext:value-type="float">
            <text:p>-5.3923893648</text:p>
          </table:table-cell>
          <table:table-cell table:number-columns-repeated="2"/>
          <table:table-cell table:formula="of:=[.K12]+[.M13]*([.D13]-[.D12])" office:value-type="float" office:value="-5.22891864604704" calcext:value-type="float">
            <text:p>-5.228918646</text:p>
          </table:table-cell>
          <table:table-cell/>
          <table:table-cell table:formula="of:=[.M1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1956313325179" calcext:value-type="float">
            <text:p>0.3919563133</text:p>
          </table:table-cell>
          <table:table-cell table:formula="of:=[.E13]+([.D14]-[.D13])" office:value-type="float" office:value="-1.60804368667482" calcext:value-type="float">
            <text:p>-1.6080436867</text:p>
          </table:table-cell>
          <table:table-cell table:number-columns-repeated="2"/>
          <table:table-cell table:formula="of:=[.H13]-([.D14]-[.D13])" office:value-type="float" office:value="-5.39195631332518" calcext:value-type="float">
            <text:p>-5.3919563133</text:p>
          </table:table-cell>
          <table:table-cell table:number-columns-repeated="2"/>
          <table:table-cell table:formula="of:=[.K13]+[.M14]*([.D14]-[.D13])" office:value-type="float" office:value="-5.22935169748829" calcext:value-type="float">
            <text:p>-5.2293516975</text:p>
          </table:table-cell>
          <table:table-cell/>
          <table:table-cell table:formula="of:=[.M1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17075972521275" calcext:value-type="float">
            <text:p>0.3170759725</text:p>
          </table:table-cell>
          <table:table-cell table:formula="of:=[.E14]+([.D15]-[.D14])" office:value-type="float" office:value="-1.68292402747872" calcext:value-type="float">
            <text:p>-1.6829240275</text:p>
          </table:table-cell>
          <table:table-cell table:number-columns-repeated="2"/>
          <table:table-cell table:formula="of:=[.H14]-([.D15]-[.D14])" office:value-type="float" office:value="-5.31707597252128" calcext:value-type="float">
            <text:p>-5.3170759725</text:p>
          </table:table-cell>
          <table:table-cell table:number-columns-repeated="2"/>
          <table:table-cell table:formula="of:=[.K14]+[.M15]*([.D15]-[.D14])" office:value-type="float" office:value="-5.15447135668439" calcext:value-type="float">
            <text:p>-5.1544713567</text:p>
          </table:table-cell>
          <table:table-cell/>
          <table:table-cell table:formula="of:=[.M1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66789965886598" calcext:value-type="float">
            <text:p>0.3667899659</text:p>
          </table:table-cell>
          <table:table-cell table:formula="of:=[.E15]+([.D16]-[.D15])" office:value-type="float" office:value="-1.6332100341134" calcext:value-type="float">
            <text:p>-1.6332100341</text:p>
          </table:table-cell>
          <table:table-cell table:number-columns-repeated="2"/>
          <table:table-cell table:formula="of:=[.H15]-([.D16]-[.D15])" office:value-type="float" office:value="-5.3667899658866" calcext:value-type="float">
            <text:p>-5.3667899659</text:p>
          </table:table-cell>
          <table:table-cell table:number-columns-repeated="2"/>
          <table:table-cell table:formula="of:=[.K15]+[.M16]*([.D16]-[.D15])" office:value-type="float" office:value="-5.10475736331906" calcext:value-type="float">
            <text:p>-5.1047573633</text:p>
          </table:table-cell>
          <table:table-cell/>
          <table:table-cell table:formula="of:=[.M1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56912794934086" calcext:value-type="float">
            <text:p>0.2569127949</text:p>
          </table:table-cell>
          <table:table-cell table:formula="of:=[.E16]+([.D17]-[.D16])" office:value-type="float" office:value="-1.74308720506591" calcext:value-type="float">
            <text:p>-1.7430872051</text:p>
          </table:table-cell>
          <table:table-cell table:number-columns-repeated="2"/>
          <table:table-cell table:formula="of:=[.H16]-([.D17]-[.D16])" office:value-type="float" office:value="-5.25691279493409" calcext:value-type="float">
            <text:p>-5.2569127949</text:p>
          </table:table-cell>
          <table:table-cell table:number-columns-repeated="2"/>
          <table:table-cell table:formula="of:=[.K16]+[.M17]*([.D17]-[.D16])" office:value-type="float" office:value="-4.99488019236655" calcext:value-type="float">
            <text:p>-4.9948801924</text:p>
          </table:table-cell>
          <table:table-cell/>
          <table:table-cell table:formula="of:=[.M1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1589304132638" calcext:value-type="float">
            <text:p>0.3915893041</text:p>
          </table:table-cell>
          <table:table-cell table:formula="of:=[.E17]+([.D18]-[.D17])" office:value-type="float" office:value="-1.60841069586736" calcext:value-type="float">
            <text:p>-1.6084106959</text:p>
          </table:table-cell>
          <table:table-cell table:number-columns-repeated="2"/>
          <table:table-cell table:formula="of:=[.H17]-([.D18]-[.D17])" office:value-type="float" office:value="-5.39158930413264" calcext:value-type="float">
            <text:p>-5.3915893041</text:p>
          </table:table-cell>
          <table:table-cell table:number-columns-repeated="2"/>
          <table:table-cell table:formula="of:=[.K17]+[.M18]*([.D18]-[.D17])" office:value-type="float" office:value="-4.860203683168" calcext:value-type="float">
            <text:p>-4.8602036832</text:p>
          </table:table-cell>
          <table:table-cell/>
          <table:table-cell table:formula="of:=[.M1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77103717510244" calcext:value-type="float">
            <text:p>0.2771037175</text:p>
          </table:table-cell>
          <table:table-cell table:formula="of:=[.E18]+([.D19]-[.D18])" office:value-type="float" office:value="-1.72289628248976" calcext:value-type="float">
            <text:p>-1.7228962825</text:p>
          </table:table-cell>
          <table:table-cell table:number-columns-repeated="2"/>
          <table:table-cell table:formula="of:=[.H18]-([.D19]-[.D18])" office:value-type="float" office:value="-5.27710371751024" calcext:value-type="float">
            <text:p>-5.2771037175</text:p>
          </table:table-cell>
          <table:table-cell table:number-columns-repeated="2"/>
          <table:table-cell table:formula="of:=[.K18]+[.M19]*([.D19]-[.D18])" office:value-type="float" office:value="-4.74571809654561" calcext:value-type="float">
            <text:p>-4.7457180965</text:p>
          </table:table-cell>
          <table:table-cell/>
          <table:table-cell table:formula="of:=[.M1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46964484618509" calcext:value-type="float">
            <text:p>0.3469644846</text:p>
          </table:table-cell>
          <table:table-cell table:formula="of:=[.E19]+([.D20]-[.D19])" office:value-type="float" office:value="-1.65303551538149" calcext:value-type="float">
            <text:p>-1.6530355154</text:p>
          </table:table-cell>
          <table:table-cell table:number-columns-repeated="2"/>
          <table:table-cell table:formula="of:=[.H19]-([.D20]-[.D19])" office:value-type="float" office:value="-5.34696448461851" calcext:value-type="float">
            <text:p>-5.3469644846</text:p>
          </table:table-cell>
          <table:table-cell table:number-columns-repeated="2"/>
          <table:table-cell table:formula="of:=[.K19]+[.M20]*([.D20]-[.D19])" office:value-type="float" office:value="-4.67585732943734" calcext:value-type="float">
            <text:p>-4.6758573294</text:p>
          </table:table-cell>
          <table:table-cell/>
          <table:table-cell table:formula="of:=[.M1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98299372387286" calcext:value-type="float">
            <text:p>0.2982993724</text:p>
          </table:table-cell>
          <table:table-cell table:formula="of:=[.E20]+([.D21]-[.D20])" office:value-type="float" office:value="-1.70170062761271" calcext:value-type="float">
            <text:p>-1.7017006276</text:p>
          </table:table-cell>
          <table:table-cell table:number-columns-repeated="2"/>
          <table:table-cell table:formula="of:=[.H20]-([.D21]-[.D20])" office:value-type="float" office:value="-5.29829937238729" calcext:value-type="float">
            <text:p>-5.2982993724</text:p>
          </table:table-cell>
          <table:table-cell table:number-columns-repeated="2"/>
          <table:table-cell table:formula="of:=[.K20]+[.M21]*([.D21]-[.D20])" office:value-type="float" office:value="-4.62719221720612" calcext:value-type="float">
            <text:p>-4.6271922172</text:p>
          </table:table-cell>
          <table:table-cell/>
          <table:table-cell table:formula="of:=[.M2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0268770225829" calcext:value-type="float">
            <text:p>0.3902687702</text:p>
          </table:table-cell>
          <table:table-cell table:formula="of:=[.E21]+([.D22]-[.D21])" office:value-type="float" office:value="-1.60973122977417" calcext:value-type="float">
            <text:p>-1.6097312298</text:p>
          </table:table-cell>
          <table:table-cell table:number-columns-repeated="2"/>
          <table:table-cell table:formula="of:=[.H21]-([.D22]-[.D21])" office:value-type="float" office:value="-5.39026877022583" calcext:value-type="float">
            <text:p>-5.3902687702</text:p>
          </table:table-cell>
          <table:table-cell table:number-columns-repeated="2"/>
          <table:table-cell table:formula="of:=[.K21]+[.M22]*([.D22]-[.D21])" office:value-type="float" office:value="-4.53522281936758" calcext:value-type="float">
            <text:p>-4.5352228194</text:p>
          </table:table-cell>
          <table:table-cell/>
          <table:table-cell table:formula="of:=[.M2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25053280750686" calcext:value-type="float">
            <text:p>0.3250532808</text:p>
          </table:table-cell>
          <table:table-cell table:formula="of:=[.E22]+([.D23]-[.D22])" office:value-type="float" office:value="-1.67494671924931" calcext:value-type="float">
            <text:p>-1.6749467192</text:p>
          </table:table-cell>
          <table:table-cell table:number-columns-repeated="2"/>
          <table:table-cell table:formula="of:=[.H22]-([.D23]-[.D22])" office:value-type="float" office:value="-5.32505328075069" calcext:value-type="float">
            <text:p>-5.3250532808</text:p>
          </table:table-cell>
          <table:table-cell table:number-columns-repeated="2"/>
          <table:table-cell table:formula="of:=[.K22]+[.M23]*([.D23]-[.D22])" office:value-type="float" office:value="-4.47000732989243" calcext:value-type="float">
            <text:p>-4.4700073299</text:p>
          </table:table-cell>
          <table:table-cell/>
          <table:table-cell table:formula="of:=[.M2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4620695193405" calcext:value-type="float">
            <text:p>0.3546206952</text:p>
          </table:table-cell>
          <table:table-cell table:formula="of:=[.E23]+([.D24]-[.D23])" office:value-type="float" office:value="-1.64537930480659" calcext:value-type="float">
            <text:p>-1.6453793048</text:p>
          </table:table-cell>
          <table:table-cell table:number-columns-repeated="2"/>
          <table:table-cell table:formula="of:=[.H23]-([.D24]-[.D23])" office:value-type="float" office:value="-5.35462069519341" calcext:value-type="float">
            <text:p>-5.3546206952</text:p>
          </table:table-cell>
          <table:table-cell table:number-columns-repeated="2"/>
          <table:table-cell table:formula="of:=[.K23]+[.M24]*([.D24]-[.D23])" office:value-type="float" office:value="-4.44043991544971" calcext:value-type="float">
            <text:p>-4.4404399154</text:p>
          </table:table-cell>
          <table:table-cell/>
          <table:table-cell table:formula="of:=[.M2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87308646299858" calcext:value-type="float">
            <text:p>0.3873086463</text:p>
          </table:table-cell>
          <table:table-cell table:formula="of:=[.E24]+([.D25]-[.D24])" office:value-type="float" office:value="-1.61269135370014" calcext:value-type="float">
            <text:p>-1.6126913537</text:p>
          </table:table-cell>
          <table:table-cell table:number-columns-repeated="2"/>
          <table:table-cell table:formula="of:=[.H24]-([.D25]-[.D24])" office:value-type="float" office:value="-5.38730864629986" calcext:value-type="float">
            <text:p>-5.3873086463</text:p>
          </table:table-cell>
          <table:table-cell table:number-columns-repeated="2"/>
          <table:table-cell table:formula="of:=[.K24]+[.M25]*([.D25]-[.D24])" office:value-type="float" office:value="-4.47312786655617" calcext:value-type="float">
            <text:p>-4.4731278666</text:p>
          </table:table-cell>
          <table:table-cell/>
          <table:table-cell table:formula="of:=[.M2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79995672831559" calcext:value-type="float">
            <text:p>0.2799956728</text:p>
          </table:table-cell>
          <table:table-cell table:formula="of:=[.E25]+([.D26]-[.D25])" office:value-type="float" office:value="-1.72000432716844" calcext:value-type="float">
            <text:p>-1.7200043272</text:p>
          </table:table-cell>
          <table:table-cell table:number-columns-repeated="2"/>
          <table:table-cell table:formula="of:=[.H25]-([.D26]-[.D25])" office:value-type="float" office:value="-5.27999567283156" calcext:value-type="float">
            <text:p>-5.2799956728</text:p>
          </table:table-cell>
          <table:table-cell table:number-columns-repeated="2"/>
          <table:table-cell table:formula="of:=[.K25]+[.M26]*([.D26]-[.D25])" office:value-type="float" office:value="-4.58044084002446" calcext:value-type="float">
            <text:p>-4.58044084</text:p>
          </table:table-cell>
          <table:table-cell/>
          <table:table-cell table:formula="of:=[.M2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18098294519886" calcext:value-type="float">
            <text:p>0.3180982945</text:p>
          </table:table-cell>
          <table:table-cell table:formula="of:=[.E26]+([.D27]-[.D26])" office:value-type="float" office:value="-1.68190170548011" calcext:value-type="float">
            <text:p>-1.6819017055</text:p>
          </table:table-cell>
          <table:table-cell table:number-columns-repeated="2"/>
          <table:table-cell table:formula="of:=[.H26]-([.D27]-[.D26])" office:value-type="float" office:value="-5.31809829451989" calcext:value-type="float">
            <text:p>-5.3180982945</text:p>
          </table:table-cell>
          <table:table-cell table:number-columns-repeated="2"/>
          <table:table-cell table:formula="of:=[.K26]+[.M27]*([.D27]-[.D26])" office:value-type="float" office:value="-4.61854346171279" calcext:value-type="float">
            <text:p>-4.6185434617</text:p>
          </table:table-cell>
          <table:table-cell/>
          <table:table-cell table:formula="of:=[.M2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71862653940237" calcext:value-type="float">
            <text:p>0.2718626539</text:p>
          </table:table-cell>
          <table:table-cell table:formula="of:=[.E27]+([.D28]-[.D27])" office:value-type="float" office:value="-1.72813734605976" calcext:value-type="float">
            <text:p>-1.7281373461</text:p>
          </table:table-cell>
          <table:table-cell table:number-columns-repeated="2"/>
          <table:table-cell table:formula="of:=[.H27]-([.D28]-[.D27])" office:value-type="float" office:value="-5.27186265394024" calcext:value-type="float">
            <text:p>-5.2718626539</text:p>
          </table:table-cell>
          <table:table-cell table:number-columns-repeated="2"/>
          <table:table-cell table:formula="of:=[.K27]+[.M28]*([.D28]-[.D27])" office:value-type="float" office:value="-4.66477910229244" calcext:value-type="float">
            <text:p>-4.6647791023</text:p>
          </table:table-cell>
          <table:table-cell/>
          <table:table-cell table:formula="of:=[.M2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68284783436" calcext:value-type="float">
            <text:p>0.3968284783</text:p>
          </table:table-cell>
          <table:table-cell table:formula="of:=[.E28]+([.D29]-[.D28])" office:value-type="float" office:value="-1.6031715216564" calcext:value-type="float">
            <text:p>-1.6031715217</text:p>
          </table:table-cell>
          <table:table-cell table:number-columns-repeated="2"/>
          <table:table-cell table:formula="of:=[.H28]-([.D29]-[.D28])" office:value-type="float" office:value="-5.3968284783436" calcext:value-type="float">
            <text:p>-5.3968284783</text:p>
          </table:table-cell>
          <table:table-cell table:number-columns-repeated="2"/>
          <table:table-cell table:formula="of:=[.K28]+[.M29]*([.D29]-[.D28])" office:value-type="float" office:value="-4.78974492669581" calcext:value-type="float">
            <text:p>-4.7897449267</text:p>
          </table:table-cell>
          <table:table-cell/>
          <table:table-cell table:formula="of:=[.M2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64730429153803" calcext:value-type="float">
            <text:p>0.3647304292</text:p>
          </table:table-cell>
          <table:table-cell table:formula="of:=[.E29]+([.D30]-[.D29])" office:value-type="float" office:value="-1.6352695708462" calcext:value-type="float">
            <text:p>-1.6352695708</text:p>
          </table:table-cell>
          <table:table-cell table:number-columns-repeated="2"/>
          <table:table-cell table:formula="of:=[.H29]-([.D30]-[.D29])" office:value-type="float" office:value="-5.3647304291538" calcext:value-type="float">
            <text:p>-5.3647304292</text:p>
          </table:table-cell>
          <table:table-cell table:number-columns-repeated="2"/>
          <table:table-cell table:formula="of:=[.K29]+[.M30]*([.D30]-[.D29])" office:value-type="float" office:value="-4.8218429758856" calcext:value-type="float">
            <text:p>-4.8218429759</text:p>
          </table:table-cell>
          <table:table-cell/>
          <table:table-cell table:formula="of:=[.M2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4430973677404" calcext:value-type="float">
            <text:p>0.3544309737</text:p>
          </table:table-cell>
          <table:table-cell table:formula="of:=[.E30]+([.D31]-[.D30])" office:value-type="float" office:value="-1.6455690263226" calcext:value-type="float">
            <text:p>-1.6455690263</text:p>
          </table:table-cell>
          <table:table-cell table:number-columns-repeated="2"/>
          <table:table-cell table:formula="of:=[.H30]-([.D31]-[.D30])" office:value-type="float" office:value="-5.3544309736774" calcext:value-type="float">
            <text:p>-5.3544309737</text:p>
          </table:table-cell>
          <table:table-cell table:number-columns-repeated="2"/>
          <table:table-cell table:formula="of:=[.K30]+[.M31]*([.D31]-[.D30])" office:value-type="float" office:value="-4.8115435204092" calcext:value-type="float">
            <text:p>-4.8115435204</text:p>
          </table:table-cell>
          <table:table-cell/>
          <table:table-cell table:formula="of:=[.M3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6182128838263" calcext:value-type="float">
            <text:p>0.3961821288</text:p>
          </table:table-cell>
          <table:table-cell table:formula="of:=[.E31]+([.D32]-[.D31])" office:value-type="float" office:value="-1.60381787116174" calcext:value-type="float">
            <text:p>-1.6038178712</text:p>
          </table:table-cell>
          <table:table-cell table:number-columns-repeated="2"/>
          <table:table-cell table:formula="of:=[.H31]-([.D32]-[.D31])" office:value-type="float" office:value="-5.39618212883826" calcext:value-type="float">
            <text:p>-5.3961821288</text:p>
          </table:table-cell>
          <table:table-cell table:number-columns-repeated="2"/>
          <table:table-cell table:formula="of:=[.K31]+[.M32]*([.D32]-[.D31])" office:value-type="float" office:value="-4.76979236524834" calcext:value-type="float">
            <text:p>-4.7697923652</text:p>
          </table:table-cell>
          <table:table-cell/>
          <table:table-cell table:formula="of:=[.M3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8077660595469" calcext:value-type="float">
            <text:p>0.3980776606</text:p>
          </table:table-cell>
          <table:table-cell table:formula="of:=[.E32]+([.D33]-[.D32])" office:value-type="float" office:value="-1.60192233940453" calcext:value-type="float">
            <text:p>-1.6019223394</text:p>
          </table:table-cell>
          <table:table-cell table:number-columns-repeated="2"/>
          <table:table-cell table:formula="of:=[.H32]-([.D33]-[.D32])" office:value-type="float" office:value="-5.39807766059547" calcext:value-type="float">
            <text:p>-5.3980776606</text:p>
          </table:table-cell>
          <table:table-cell table:number-columns-repeated="2"/>
          <table:table-cell table:formula="of:=[.K32]+[.M33]*([.D33]-[.D32])" office:value-type="float" office:value="-4.77168789700555" calcext:value-type="float">
            <text:p>-4.771687897</text:p>
          </table:table-cell>
          <table:table-cell/>
          <table:table-cell table:formula="of:=[.M3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96368469166026" calcext:value-type="float">
            <text:p>0.3963684692</text:p>
          </table:table-cell>
          <table:table-cell table:formula="of:=[.E33]+([.D34]-[.D33])" office:value-type="float" office:value="-1.60363153083397" calcext:value-type="float">
            <text:p>-1.6036315308</text:p>
          </table:table-cell>
          <table:table-cell table:number-columns-repeated="2"/>
          <table:table-cell table:formula="of:=[.H33]-([.D34]-[.D33])" office:value-type="float" office:value="-5.39636846916603" calcext:value-type="float">
            <text:p>-5.3963684692</text:p>
          </table:table-cell>
          <table:table-cell table:number-columns-repeated="2"/>
          <table:table-cell table:formula="of:=[.K33]+[.M34]*([.D34]-[.D33])" office:value-type="float" office:value="-4.77339708843499" calcext:value-type="float">
            <text:p>-4.7733970884</text:p>
          </table:table-cell>
          <table:table-cell/>
          <table:table-cell table:formula="of:=[.M3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5807988048182" calcext:value-type="float">
            <text:p>0.2580798805</text:p>
          </table:table-cell>
          <table:table-cell table:formula="of:=[.E34]+([.D35]-[.D34])" office:value-type="float" office:value="-1.74192011951818" calcext:value-type="float">
            <text:p>-1.7419201195</text:p>
          </table:table-cell>
          <table:table-cell table:number-columns-repeated="2"/>
          <table:table-cell table:formula="of:=[.H34]-([.D35]-[.D34])" office:value-type="float" office:value="-5.25807988048182" calcext:value-type="float">
            <text:p>-5.2580798805</text:p>
          </table:table-cell>
          <table:table-cell table:number-columns-repeated="2"/>
          <table:table-cell table:formula="of:=[.K34]+[.M35]*([.D35]-[.D34])" office:value-type="float" office:value="-4.63510849975079" calcext:value-type="float">
            <text:p>-4.6351084998</text:p>
          </table:table-cell>
          <table:table-cell/>
          <table:table-cell table:formula="of:=[.M3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6533757471751" calcext:value-type="float">
            <text:p>0.2653375747</text:p>
          </table:table-cell>
          <table:table-cell table:formula="of:=[.E35]+([.D36]-[.D35])" office:value-type="float" office:value="-1.73466242528249" calcext:value-type="float">
            <text:p>-1.7346624253</text:p>
          </table:table-cell>
          <table:table-cell table:number-columns-repeated="2"/>
          <table:table-cell table:formula="of:=[.H35]-([.D36]-[.D35])" office:value-type="float" office:value="-5.26533757471751" calcext:value-type="float">
            <text:p>-5.2653375747</text:p>
          </table:table-cell>
          <table:table-cell table:number-columns-repeated="2"/>
          <table:table-cell table:formula="of:=[.K35]+[.M36]*([.D36]-[.D35])" office:value-type="float" office:value="-4.6278508055151" calcext:value-type="float">
            <text:p>-4.6278508055</text:p>
          </table:table-cell>
          <table:table-cell/>
          <table:table-cell table:formula="of:=[.M3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74111887805132" calcext:value-type="float">
            <text:p>0.3741118878</text:p>
          </table:table-cell>
          <table:table-cell table:formula="of:=[.E36]+([.D37]-[.D36])" office:value-type="float" office:value="-1.62588811219487" calcext:value-type="float">
            <text:p>-1.6258881122</text:p>
          </table:table-cell>
          <table:table-cell table:number-columns-repeated="2"/>
          <table:table-cell table:formula="of:=[.H36]-([.D37]-[.D36])" office:value-type="float" office:value="-5.37411188780513" calcext:value-type="float">
            <text:p>-5.3741118878</text:p>
          </table:table-cell>
          <table:table-cell table:number-columns-repeated="2"/>
          <table:table-cell table:formula="of:=[.K36]+[.M37]*([.D37]-[.D36])" office:value-type="float" office:value="-4.73662511860272" calcext:value-type="float">
            <text:p>-4.7366251186</text:p>
          </table:table-cell>
          <table:table-cell/>
          <table:table-cell table:formula="of:=[.M3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071293465301" calcext:value-type="float">
            <text:p>0.3507129347</text:p>
          </table:table-cell>
          <table:table-cell table:formula="of:=[.E37]+([.D38]-[.D37])" office:value-type="float" office:value="-1.64928706534699" calcext:value-type="float">
            <text:p>-1.6492870653</text:p>
          </table:table-cell>
          <table:table-cell table:number-columns-repeated="2"/>
          <table:table-cell table:formula="of:=[.H37]-([.D38]-[.D37])" office:value-type="float" office:value="-5.35071293465301" calcext:value-type="float">
            <text:p>-5.3507129347</text:p>
          </table:table-cell>
          <table:table-cell table:number-columns-repeated="2"/>
          <table:table-cell table:formula="of:=[.K37]+[.M38]*([.D38]-[.D37])" office:value-type="float" office:value="-4.76002407175484" calcext:value-type="float">
            <text:p>-4.7600240718</text:p>
          </table:table-cell>
          <table:table-cell/>
          <table:table-cell table:formula="of:=[.M3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56597145689249" calcext:value-type="float">
            <text:p>0.2565971457</text:p>
          </table:table-cell>
          <table:table-cell table:formula="of:=[.E38]+([.D39]-[.D38])" office:value-type="float" office:value="-1.74340285431075" calcext:value-type="float">
            <text:p>-1.7434028543</text:p>
          </table:table-cell>
          <table:table-cell table:number-columns-repeated="2"/>
          <table:table-cell table:formula="of:=[.H38]-([.D39]-[.D38])" office:value-type="float" office:value="-5.25659714568925" calcext:value-type="float">
            <text:p>-5.2565971457</text:p>
          </table:table-cell>
          <table:table-cell table:number-columns-repeated="2"/>
          <table:table-cell table:formula="of:=[.K38]+[.M39]*([.D39]-[.D38])" office:value-type="float" office:value="-4.66590828279108" calcext:value-type="float">
            <text:p>-4.6659082828</text:p>
          </table:table-cell>
          <table:table-cell/>
          <table:table-cell table:formula="of:=[.M3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88957767603676" calcext:value-type="float">
            <text:p>0.3889577676</text:p>
          </table:table-cell>
          <table:table-cell table:formula="of:=[.E39]+([.D40]-[.D39])" office:value-type="float" office:value="-1.61104223239632" calcext:value-type="float">
            <text:p>-1.6110422324</text:p>
          </table:table-cell>
          <table:table-cell table:number-columns-repeated="2"/>
          <table:table-cell table:formula="of:=[.H39]-([.D40]-[.D39])" office:value-type="float" office:value="-5.38895776760368" calcext:value-type="float">
            <text:p>-5.3889577676</text:p>
          </table:table-cell>
          <table:table-cell table:number-columns-repeated="2"/>
          <table:table-cell table:formula="of:=[.K39]+[.M40]*([.D40]-[.D39])" office:value-type="float" office:value="-4.53354766087665" calcext:value-type="float">
            <text:p>-4.5335476609</text:p>
          </table:table-cell>
          <table:table-cell/>
          <table:table-cell table:formula="of:=[.M3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60415400765396" calcext:value-type="float">
            <text:p>0.3604154008</text:p>
          </table:table-cell>
          <table:table-cell table:formula="of:=[.E40]+([.D41]-[.D40])" office:value-type="float" office:value="-1.6395845992346" calcext:value-type="float">
            <text:p>-1.6395845992</text:p>
          </table:table-cell>
          <table:table-cell table:number-columns-repeated="2"/>
          <table:table-cell table:formula="of:=[.H40]-([.D41]-[.D40])" office:value-type="float" office:value="-5.3604154007654" calcext:value-type="float">
            <text:p>-5.3604154008</text:p>
          </table:table-cell>
          <table:table-cell table:number-columns-repeated="2"/>
          <table:table-cell table:formula="of:=[.K40]+[.M41]*([.D41]-[.D40])" office:value-type="float" office:value="-4.50500529403837" calcext:value-type="float">
            <text:p>-4.505005294</text:p>
          </table:table-cell>
          <table:table-cell/>
          <table:table-cell table:formula="of:=[.M4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82066110407181" calcext:value-type="float">
            <text:p>0.2820661104</text:p>
          </table:table-cell>
          <table:table-cell table:formula="of:=[.E41]+([.D42]-[.D41])" office:value-type="float" office:value="-1.71793388959282" calcext:value-type="float">
            <text:p>-1.7179338896</text:p>
          </table:table-cell>
          <table:table-cell table:number-columns-repeated="2"/>
          <table:table-cell table:formula="of:=[.H41]-([.D42]-[.D41])" office:value-type="float" office:value="-5.28206611040718" calcext:value-type="float">
            <text:p>-5.2820661104</text:p>
          </table:table-cell>
          <table:table-cell table:number-columns-repeated="2"/>
          <table:table-cell table:formula="of:=[.K41]+[.M42]*([.D42]-[.D41])" office:value-type="float" office:value="-4.58335458439659" calcext:value-type="float">
            <text:p>-4.5833545844</text:p>
          </table:table-cell>
          <table:table-cell/>
          <table:table-cell table:formula="of:=[.M4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36906309774443" calcext:value-type="float">
            <text:p>0.3369063098</text:p>
          </table:table-cell>
          <table:table-cell table:formula="of:=[.E42]+([.D43]-[.D42])" office:value-type="float" office:value="-1.66309369022556" calcext:value-type="float">
            <text:p>-1.6630936902</text:p>
          </table:table-cell>
          <table:table-cell table:number-columns-repeated="2"/>
          <table:table-cell table:formula="of:=[.H42]-([.D43]-[.D42])" office:value-type="float" office:value="-5.33690630977444" calcext:value-type="float">
            <text:p>-5.3369063098</text:p>
          </table:table-cell>
          <table:table-cell table:number-columns-repeated="2"/>
          <table:table-cell table:formula="of:=[.K42]+[.M43]*([.D43]-[.D42])" office:value-type="float" office:value="-4.63819478376385" calcext:value-type="float">
            <text:p>-4.6381947838</text:p>
          </table:table-cell>
          <table:table-cell/>
          <table:table-cell table:formula="of:=[.M4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1253696783475" calcext:value-type="float">
            <text:p>0.3512536968</text:p>
          </table:table-cell>
          <table:table-cell table:formula="of:=[.E43]+([.D44]-[.D43])" office:value-type="float" office:value="-1.64874630321653" calcext:value-type="float">
            <text:p>-1.6487463032</text:p>
          </table:table-cell>
          <table:table-cell table:number-columns-repeated="2"/>
          <table:table-cell table:formula="of:=[.H43]-([.D44]-[.D43])" office:value-type="float" office:value="-5.35125369678348" calcext:value-type="float">
            <text:p>-5.3512536968</text:p>
          </table:table-cell>
          <table:table-cell table:number-columns-repeated="2"/>
          <table:table-cell table:formula="of:=[.K43]+[.M44]*([.D44]-[.D43])" office:value-type="float" office:value="-4.62384739675481" calcext:value-type="float">
            <text:p>-4.6238473968</text:p>
          </table:table-cell>
          <table:table-cell/>
          <table:table-cell table:formula="of:=[.M4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71292218708127" calcext:value-type="float">
            <text:p>0.3712922187</text:p>
          </table:table-cell>
          <table:table-cell table:formula="of:=[.E44]+([.D45]-[.D44])" office:value-type="float" office:value="-1.62870778129187" calcext:value-type="float">
            <text:p>-1.6287077813</text:p>
          </table:table-cell>
          <table:table-cell table:number-columns-repeated="2"/>
          <table:table-cell table:formula="of:=[.H44]-([.D45]-[.D44])" office:value-type="float" office:value="-5.37129221870813" calcext:value-type="float">
            <text:p>-5.3712922187</text:p>
          </table:table-cell>
          <table:table-cell table:number-columns-repeated="2"/>
          <table:table-cell table:formula="of:=[.K44]+[.M45]*([.D45]-[.D44])" office:value-type="float" office:value="-4.64388591867947" calcext:value-type="float">
            <text:p>-4.6438859187</text:p>
          </table:table-cell>
          <table:table-cell/>
          <table:table-cell table:formula="of:=[.M4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89475330925198" calcext:value-type="float">
            <text:p>0.3894753309</text:p>
          </table:table-cell>
          <table:table-cell table:formula="of:=[.E45]+([.D46]-[.D45])" office:value-type="float" office:value="-1.6105246690748" calcext:value-type="float">
            <text:p>-1.6105246691</text:p>
          </table:table-cell>
          <table:table-cell table:number-columns-repeated="2"/>
          <table:table-cell table:formula="of:=[.H45]-([.D46]-[.D45])" office:value-type="float" office:value="-5.3894753309252" calcext:value-type="float">
            <text:p>-5.3894753309</text:p>
          </table:table-cell>
          <table:table-cell table:number-columns-repeated="2"/>
          <table:table-cell table:formula="of:=[.K45]+[.M46]*([.D46]-[.D45])" office:value-type="float" office:value="-4.6257028064624" calcext:value-type="float">
            <text:p>-4.6257028065</text:p>
          </table:table-cell>
          <table:table-cell/>
          <table:table-cell table:formula="of:=[.M4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59519326871399" calcext:value-type="float">
            <text:p>0.3595193269</text:p>
          </table:table-cell>
          <table:table-cell table:formula="of:=[.E46]+([.D47]-[.D46])" office:value-type="float" office:value="-1.6404806731286" calcext:value-type="float">
            <text:p>-1.6404806731</text:p>
          </table:table-cell>
          <table:table-cell table:number-columns-repeated="2"/>
          <table:table-cell table:formula="of:=[.H46]-([.D47]-[.D46])" office:value-type="float" office:value="-5.3595193268714" calcext:value-type="float">
            <text:p>-5.3595193269</text:p>
          </table:table-cell>
          <table:table-cell table:number-columns-repeated="2"/>
          <table:table-cell table:formula="of:=[.K46]+[.M47]*([.D47]-[.D46])" office:value-type="float" office:value="-4.5957468024086" calcext:value-type="float">
            <text:p>-4.5957468024</text:p>
          </table:table-cell>
          <table:table-cell/>
          <table:table-cell table:formula="of:=[.M4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71367265311857" calcext:value-type="float">
            <text:p>0.3713672653</text:p>
          </table:table-cell>
          <table:table-cell table:formula="of:=[.E47]+([.D48]-[.D47])" office:value-type="float" office:value="-1.62863273468814" calcext:value-type="float">
            <text:p>-1.6286327347</text:p>
          </table:table-cell>
          <table:table-cell table:number-columns-repeated="2"/>
          <table:table-cell table:formula="of:=[.H47]-([.D48]-[.D47])" office:value-type="float" office:value="-5.37136726531186" calcext:value-type="float">
            <text:p>-5.3713672653</text:p>
          </table:table-cell>
          <table:table-cell table:number-columns-repeated="2"/>
          <table:table-cell table:formula="of:=[.K47]+[.M48]*([.D48]-[.D47])" office:value-type="float" office:value="-4.58389886396814" calcext:value-type="float">
            <text:p>-4.583898864</text:p>
          </table:table-cell>
          <table:table-cell/>
          <table:table-cell table:formula="of:=[.M4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08870637560555" calcext:value-type="float">
            <text:p>0.3088706376</text:p>
          </table:table-cell>
          <table:table-cell table:formula="of:=[.E48]+([.D49]-[.D48])" office:value-type="float" office:value="-1.69112936243945" calcext:value-type="float">
            <text:p>-1.6911293624</text:p>
          </table:table-cell>
          <table:table-cell table:number-columns-repeated="2"/>
          <table:table-cell table:formula="of:=[.H48]-([.D49]-[.D48])" office:value-type="float" office:value="-5.30887063756056" calcext:value-type="float">
            <text:p>-5.3088706376</text:p>
          </table:table-cell>
          <table:table-cell table:number-columns-repeated="2"/>
          <table:table-cell table:formula="of:=[.K48]+[.M49]*([.D49]-[.D48])" office:value-type="float" office:value="-4.52140223621684" calcext:value-type="float">
            <text:p>-4.5214022362</text:p>
          </table:table-cell>
          <table:table-cell/>
          <table:table-cell table:formula="of:=[.M4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97565101472989" calcext:value-type="float">
            <text:p>0.2975651015</text:p>
          </table:table-cell>
          <table:table-cell table:formula="of:=[.E49]+([.D50]-[.D49])" office:value-type="float" office:value="-1.70243489852701" calcext:value-type="float">
            <text:p>-1.7024348985</text:p>
          </table:table-cell>
          <table:table-cell table:number-columns-repeated="2"/>
          <table:table-cell table:formula="of:=[.H49]-([.D50]-[.D49])" office:value-type="float" office:value="-5.29756510147299" calcext:value-type="float">
            <text:p>-5.2975651015</text:p>
          </table:table-cell>
          <table:table-cell table:number-columns-repeated="2"/>
          <table:table-cell table:formula="of:=[.K49]+[.M50]*([.D50]-[.D49])" office:value-type="float" office:value="-4.5327077723044" calcext:value-type="float">
            <text:p>-4.5327077723</text:p>
          </table:table-cell>
          <table:table-cell/>
          <table:table-cell table:formula="of:=[.M4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292425883204344" calcext:value-type="float">
            <text:p>0.2924258832</text:p>
          </table:table-cell>
          <table:table-cell table:formula="of:=[.E50]+([.D51]-[.D50])" office:value-type="float" office:value="-1.70757411679566" calcext:value-type="float">
            <text:p>-1.7075741168</text:p>
          </table:table-cell>
          <table:table-cell table:number-columns-repeated="2"/>
          <table:table-cell table:formula="of:=[.H50]-([.D51]-[.D50])" office:value-type="float" office:value="-5.29242588320435" calcext:value-type="float">
            <text:p>-5.2924258832</text:p>
          </table:table-cell>
          <table:table-cell table:number-columns-repeated="2"/>
          <table:table-cell table:formula="of:=[.K50]+[.M51]*([.D51]-[.D50])" office:value-type="float" office:value="-4.52756855403576" calcext:value-type="float">
            <text:p>-4.527568554</text:p>
          </table:table-cell>
          <table:table-cell/>
          <table:table-cell table:formula="of:=[.M5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DIST(RAND();0;1;0)" office:value-type="float" office:value="0.333810142774424" calcext:value-type="float">
            <text:p>0.3338101428</text:p>
          </table:table-cell>
          <table:table-cell table:formula="of:=[.E51]+([.D52]-[.D51])" office:value-type="float" office:value="-1.66618985722558" calcext:value-type="float">
            <text:p>-1.6661898572</text:p>
          </table:table-cell>
          <table:table-cell table:number-columns-repeated="2"/>
          <table:table-cell table:formula="of:=[.H51]-([.D52]-[.D51])" office:value-type="float" office:value="-5.33381014277443" calcext:value-type="float">
            <text:p>-5.3338101428</text:p>
          </table:table-cell>
          <table:table-cell table:number-columns-repeated="2"/>
          <table:table-cell table:formula="of:=[.K51]+[.M52]*([.D52]-[.D51])" office:value-type="float" office:value="-4.48618429446568" calcext:value-type="float">
            <text:p>-4.4861842945</text:p>
          </table:table-cell>
          <table:table-cell/>
          <table:table-cell table:formula="of:=[.M51]*(-1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8:28:58.425202327</meta:creation-date>
    <dc:date>2015-07-21T23:16:36.694300287</dc:date>
    <meta:editing-duration>PT1H1M57S</meta:editing-duration>
    <meta:editing-cycles>1</meta:editing-cycles>
    <meta:document-statistic meta:table-count="1" meta:cell-count="247" meta:object-count="0"/>
    <meta:generator>LibreOffice/4.2.8.2$Linux_X86_64 LibreOffice_project/420m0$Build-2</meta:generator>
  </office:meta>
</office:document-meta>
</file>